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l-clear" svg:font-family="intel-clear, tahom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555555" style:font-name="intel-clear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rsid="001ff568" officeooo:paragraph-rsid="001ff568"/>
    </style:style>
    <style:style style:name="T1" style:family="text">
      <style:text-properties officeooo:rsid="001f469f"/>
    </style:style>
    <style:style style:name="T2" style:family="text">
      <style:text-properties officeooo:rsid="00210499"/>
    </style:style>
    <style:style style:name="T3" style:family="text">
      <style:text-properties officeooo:rsid="0022f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<text:span text:style-name="T2">a </text:span>20 year old computer science student who is highly skilled in software development. I study firmware development and database systems at my university, participate in projects. I have participated in group projects in which I have worked with 4-5 people over Git source control and created things such as a NES emulator. I have worked with C, C++, Java, Assembly, SQL, and Python. I have worked in multiple integrated development environments and worked with both Arduino Uno and Raspberry Pi 3. I am also highly skilled with software documentation and participating in a scrum team. I am a rapid learner who works well with team members and am highly resourceful. I am highly committed to my work and always excel in performance. I work with team members on a daily basis and provide leadership to my peers when I must while also following directions from my superiors clearly.</text:p>
      <text:p text:style-name="P2"/>
      <text:p text:style-name="P2"/>
      <text:p text:style-name="P2"/>
      <text:p text:style-name="P2">Platform Interoperability Engineer Intern</text:p>
      <text:p text:style-name="P2">Intel Corporation </text:p>
      <text:p text:style-name="P2">July 23rd - Present</text:p>
      <text:p text:style-name="P2"/>
      <text:p text:style-name="P2">The Enabling Platform and Services team part of the Software Solutions Group that is responsible for deploying Software Development Platforms for both internal and external Software Developers. I perform early integration of S/W on target platform tools, BIOS, drivers, OS. Working with other engineering members to identify and document problems encountered. Testing and Reporting Pass/Fail results and readiness <text:span text:style-name="T3">recommendation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l-clear" svg:font-family="intel-clear, tahom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10:41.550109395</meta:creation-date>
    <meta:editing-duration>PT1M15S</meta:editing-duration>
    <meta:editing-cycles>4</meta:editing-cycles>
    <meta:generator>LibreOffice/5.1.6.2$Linux_X86_64 LibreOffice_project/10m0$Build-2</meta:generator>
    <dc:date>2018-09-06T16:11:55.576154884</dc:date>
    <meta:document-statistic meta:table-count="0" meta:image-count="0" meta:object-count="0" meta:page-count="1" meta:paragraph-count="5" meta:word-count="220" meta:character-count="1394" meta:non-whitespace-character-count="1177"/>
  </office:meta>
</office:document-meta>
</file>